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 table:number-rows-repeated="13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2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table:table-column table:style-name="co1" table:default-cell-style-name="ce168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1">
          <table:table-cell table:style-name="ce38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6" office:value-type="string" calcext:value-type="string">
            <text:p>Agents of SHIELD</text:p>
          </table:table-cell>
          <table:table-cell table:style-name="ce41" office:value-type="string" calcext:value-type="string">
            <text:p>Agent Carter</text:p>
          </table:table-cell>
          <table:table-cell table:style-name="ce41" office:value-type="string" calcext:value-type="string">
            <text:p>Daredevil</text:p>
          </table:table-cell>
          <table:table-cell table:style-name="ce226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6:.M9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wp" table:style-name="ta2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 table:visibility="collapse" table:number-rows-repeated="8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2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8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2:.S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3:.S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4:.S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5:.S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6:.S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7:.S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8:.S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9:.S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2"/>
          <table:table-cell/>
          <table:table-cell table:formula="of:=SUM([.B10:.S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0"/>
          <table:table-cell/>
          <table:table-cell table:formula="of:=SUM([.B11:.S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3:.R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4:.R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/>
          <table:table-cell table:formula="of:=SUM([.B14:.S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6:.R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8:.R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7:.S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8:.S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9:.S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9"/>
          <table:table-cell/>
          <table:table-cell table:formula="of:=SUM([.B35:.R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1:.S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2:.S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5:.S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7:.S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8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8"/>
          <table:table-cell/>
          <table:table-cell table:formula="of:=SUM([.B29:.S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8"/>
          <table:table-cell/>
          <table:table-cell table:formula="of:=SUM([.B31:.S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8"/>
          <table:table-cell/>
          <table:table-cell table:formula="of:=SUM([.B32:.S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8:.R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9:.R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8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style-name="ce74" table:number-columns-repeated="6"/>
          <table:table-cell/>
          <table:table-cell table:formula="of:=SUM([.B36:.S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62"/>
          <table:table-cell table:style-name="ce74" table:number-columns-repeated="5"/>
          <table:table-cell/>
          <table:table-cell table:formula="of:=SUM([.B37:.S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54:.R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62"/>
          <table:table-cell table:style-name="ce74" table:number-columns-repeated="5"/>
          <table:table-cell/>
          <table:table-cell table:formula="of:=SUM([.B39:.S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62"/>
          <table:table-cell table:style-name="ce74" table:number-columns-repeated="5"/>
          <table:table-cell/>
          <table:table-cell table:formula="of:=SUM([.B40:.S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62"/>
          <table:table-cell table:style-name="ce74" table:number-columns-repeated="5"/>
          <table:table-cell/>
          <table:table-cell table:formula="of:=SUM([.B41:.S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62"/>
          <table:table-cell table:style-name="ce74" table:number-columns-repeated="5"/>
          <table:table-cell/>
          <table:table-cell table:formula="of:=SUM([.B42:.S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0:.R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1:.R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2:.R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62"/>
          <table:table-cell table:style-name="ce74" table:number-columns-repeated="5"/>
          <table:table-cell/>
          <table:table-cell table:formula="of:=SUM([.B46:.S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S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S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S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S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S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S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S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S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S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S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S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S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S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S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S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S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S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S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S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S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S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S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S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S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S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S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S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S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S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S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S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S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S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S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S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S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S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S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S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S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S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S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S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S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S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S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S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S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S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S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S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S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S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ffn'.P47:'anime ffn'.T93 'anime ffn'.B1:'anime ffn'.F17 'anime ffn'.G10:'anime ffn'.G17 'anime ffn'.H8:'anime ffn'.H17 'anime ffn'.I17:'anime ffn'.J17 'anime ffn'.K17:'anime ffn'.K38 'anime ffn'.L25:'anime ffn'.L38 'anime ffn'.M42:'anime ffn'.O93 'anime ffn'.B18:'anime ffn'.J38 'anime ffn'.M37:'anime ffn'.O38 'anime ffn'.B39:'anime ffn'.O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3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2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U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U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U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U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U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U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20"/>
          <table:table-cell table:formula="of:=SUM([.B29:.U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0:.U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1:.U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table:formula="of:=SUM([.B32:.U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3:.U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4:.U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5:.U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9"/>
          <table:table-cell table:formula="of:=SUM([.B36:.U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formula="of:=SUM([.B37:.U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B38:.U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formula="of:=SUM([.B39:.U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formula="of:=SUM([.B40:.U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SUM([.B41:.U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SUM([.B42:.U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SUM([.B43:.U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formula="of:=SUM([.B44:.U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SUM([.B45:.U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table:formula="of:=SUM([.B46:.U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U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U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U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U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U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U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U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U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U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U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U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U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U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U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U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U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U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U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U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U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U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U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U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U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3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U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U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U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U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U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U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U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U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U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U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U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U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U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U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U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U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U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U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U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U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U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U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U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U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U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U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U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U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U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U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1:.U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2:.U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3:.U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4:.U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5:.U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6:.U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7:.U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8:.U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9:.U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0:.U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1:.U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2:.U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3:.U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4:.U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5:.U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6:.U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7:.U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ao3'.B35:'anime ao3'.L93 'anime ao3'.P57:'anime ao3'.R93 'anime ao3'.P47:'anime ao3'.Q56 'anime ao3'.S47:'anime ao3'.T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table:table-column table:style-name="co1" table:default-cell-style-name="ce14"/>
        <table:table-column table:style-name="co1" table:number-columns-repeated="19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0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3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0"/>
          <table:table-cell table:number-columns-repeated="4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3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3" table:default-cell-style-name="ce186"/>
        <table:table-column table:style-name="co1" table:number-columns-repeated="16365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4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3"/>
          <table:table-cell table:number-columns-repeated="16365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7"/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2">
          <table:table-cell table:style-name="ce173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/>
          <table:table-cell table:formula="of:=[.R:.R]+[.S:.S]" office:value-type="float" office:value="3" calcext:value-type="float">
            <text:p>3</text:p>
          </table:table-cell>
          <table:table-cell table:number-columns-repeated="16364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/>
          <table:table-cell table:formula="of:=[.R:.R]+[.S:.S]" office:value-type="float" office:value="7" calcext:value-type="float">
            <text:p>7</text:p>
          </table:table-cell>
          <table:table-cell table:number-columns-repeated="16364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/>
          <table:table-cell table:formula="of:=[.R:.R]+[.S:.S]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/>
          <table:table-cell table:formula="of:=[.R:.R]+[.S:.S]" office:value-type="float" office:value="19" calcext:value-type="float">
            <text:p>19</text:p>
          </table:table-cell>
          <table:table-cell table:number-columns-repeated="16364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/>
          <table:table-cell table:formula="of:=[.R:.R]+[.S:.S]" office:value-type="float" office:value="24" calcext:value-type="float">
            <text:p>24</text:p>
          </table:table-cell>
          <table:table-cell table:number-columns-repeated="16364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/>
          <table:table-cell table:formula="of:=[.R:.R]+[.S:.S]" office:value-type="float" office:value="34" calcext:value-type="float">
            <text:p>34</text:p>
          </table:table-cell>
          <table:table-cell table:number-columns-repeated="16364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/>
          <table:table-cell table:formula="of:=[.R:.R]+[.S:.S]" office:value-type="float" office:value="44" calcext:value-type="float">
            <text:p>44</text:p>
          </table:table-cell>
          <table:table-cell table:number-columns-repeated="16364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74"/>
          <table:table-cell table:formula="of:=[.R:.R]+[.S:.S]" office:value-type="float" office:value="58" calcext:value-type="float">
            <text:p>58</text:p>
          </table:table-cell>
          <table:table-cell table:number-columns-repeated="16364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style-name="ce74"/>
          <table:table-cell table:formula="of:=[.R:.R]+[.S:.S]" office:value-type="float" office:value="66" calcext:value-type="float">
            <text:p>66</text:p>
          </table:table-cell>
          <table:table-cell table:number-columns-repeated="16364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table:style-name="ce74"/>
          <table:table-cell table:formula="of:=[.R:.R]+[.S:.S]" office:value-type="float" office:value="75" calcext:value-type="float">
            <text:p>75</text:p>
          </table:table-cell>
          <table:table-cell table:number-columns-repeated="16364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 table:style-name="ce74"/>
          <table:table-cell table:formula="of:=[.R:.R]+[.S:.S]" office:value-type="float" office:value="89" calcext:value-type="float">
            <text:p>89</text:p>
          </table:table-cell>
          <table:table-cell table:number-columns-repeated="16364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 table:style-name="ce74"/>
          <table:table-cell table:formula="of:=[.R:.R]+[.S:.S]" office:value-type="float" office:value="106" calcext:value-type="float">
            <text:p>106</text:p>
          </table:table-cell>
          <table:table-cell table:number-columns-repeated="16364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table:formula="of:=[.R:.R]+[.S:.S]" office:value-type="float" office:value="122" calcext:value-type="float">
            <text:p>122</text:p>
          </table:table-cell>
          <table:table-cell table:number-columns-repeated="16364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 table:style-name="ce74"/>
          <table:table-cell table:formula="of:=[.R:.R]+[.S:.S]" office:value-type="float" office:value="140" calcext:value-type="float">
            <text:p>140</text:p>
          </table:table-cell>
          <table:table-cell table:number-columns-repeated="16364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 table:style-name="ce74"/>
          <table:table-cell table:formula="of:=[.R:.R]+[.S:.S]" office:value-type="float" office:value="152" calcext:value-type="float">
            <text:p>152</text:p>
          </table:table-cell>
          <table:table-cell table:number-columns-repeated="16364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 table:style-name="ce74"/>
          <table:table-cell table:formula="of:=[.R:.R]+[.S:.S]" office:value-type="float" office:value="156" calcext:value-type="float">
            <text:p>156</text:p>
          </table:table-cell>
          <table:table-cell table:number-columns-repeated="16364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64" calcext:value-type="float">
            <text:p>164</text:p>
          </table:table-cell>
          <table:table-cell table:number-columns-repeated="16364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72" calcext:value-type="float">
            <text:p>172</text:p>
          </table:table-cell>
          <table:table-cell table:number-columns-repeated="16364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82" calcext:value-type="float">
            <text:p>182</text:p>
          </table:table-cell>
          <table:table-cell table:number-columns-repeated="16364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92" calcext:value-type="float">
            <text:p>192</text:p>
          </table:table-cell>
          <table:table-cell table:number-columns-repeated="16364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3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R:.R]+[.S:.S]" office:value-type="float" office:value="229" calcext:value-type="float">
            <text:p>229</text:p>
          </table:table-cell>
          <table:table-cell table:number-columns-repeated="16364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4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1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8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7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7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4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4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74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74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74"/>
          <table:table-cell table:formula="of:=[.R:.R]+[.S:.S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74"/>
          <table:table-cell table:formula="of:=[.R:.R]+[.S:.S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74"/>
          <table:table-cell table:formula="of:=[.R:.R]+[.S:.S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74"/>
          <table:table-cell table:formula="of:=[.R:.R]+[.S:.S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74"/>
          <table:table-cell table:formula="of:=[.R:.R]+[.S:.S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74"/>
          <table:table-cell table:formula="of:=[.R:.R]+[.S:.S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74"/>
          <table:table-cell table:formula="of:=[.R:.R]+[.S:.S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74"/>
          <table:table-cell table:formula="of:=[.R:.R]+[.S:.S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74"/>
          <table:table-cell table:formula="of:=[.R:.R]+[.S:.S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 table:style-name="ce74"/>
          <table:table-cell table:formula="of:=[.R:.R]+[.S:.S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 table:style-name="ce74"/>
          <table:table-cell table:formula="of:=[.R:.R]+[.S:.S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 table:style-name="ce74"/>
          <table:table-cell table:formula="of:=[.R:.R]+[.S:.S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 table:style-name="ce74" office:value-type="float" office:value="0" calcext:value-type="float">
            <text:p>0</text:p>
          </table:table-cell>
          <table:table-cell table:formula="of:=[.R:.R]+[.S:.S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 table:style-name="ce74" office:value-type="float" office:value="14" calcext:value-type="float">
            <text:p>14</text:p>
          </table:table-cell>
          <table:table-cell table:formula="of:=[.R:.R]+[.S:.S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 table:style-name="ce74" office:value-type="float" office:value="14" calcext:value-type="float">
            <text:p>14</text:p>
          </table:table-cell>
          <table:table-cell table:formula="of:=[.R:.R]+[.S:.S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5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 table:style-name="ce74" office:value-type="float" office:value="52" calcext:value-type="float">
            <text:p>52</text:p>
          </table:table-cell>
          <table:table-cell table:formula="of:=[.R:.R]+[.S:.S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 table:style-name="ce74" office:value-type="float" office:value="62" calcext:value-type="float">
            <text:p>62</text:p>
          </table:table-cell>
          <table:table-cell table:formula="of:=[.R:.R]+[.S:.S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 table:style-name="ce74" office:value-type="float" office:value="75" calcext:value-type="float">
            <text:p>75</text:p>
          </table:table-cell>
          <table:table-cell table:formula="of:=[.R:.R]+[.S:.S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 table:style-name="ce74" office:value-type="float" office:value="81" calcext:value-type="float">
            <text:p>81</text:p>
          </table:table-cell>
          <table:table-cell table:formula="of:=[.R:.R]+[.S:.S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 table:style-name="ce74" office:value-type="float" office:value="101" calcext:value-type="float">
            <text:p>101</text:p>
          </table:table-cell>
          <table:table-cell table:formula="of:=[.R:.R]+[.S:.S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 table:style-name="ce74" office:value-type="float" office:value="172" calcext:value-type="float">
            <text:p>172</text:p>
          </table:table-cell>
          <table:table-cell table:formula="of:=[.R:.R]+[.S:.S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 office:value-type="float" office:value="213" calcext:value-type="float">
            <text:p>213</text:p>
          </table:table-cell>
          <table:table-cell table:formula="of:=[.R:.R]+[.S:.S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 office:value-type="float" office:value="3818" calcext:value-type="float">
            <text:p>3,818</text:p>
          </table:table-cell>
          <table:table-cell table:formula="of:=[.R:.R]+[.S:.S]" office:value-type="float" office:value="7284" calcext:value-type="float">
            <text:p>7,284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wp" table:style-name="ta2"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27">
          <table:table-cell table:number-columns-repeated="20"/>
        </table:table-row>
        <table:table-row table:style-name="ro2" table:visibility="collapse">
          <table:table-cell table:style-name="ce155"/>
          <table:table-cell table:number-columns-repeated="19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9"/>
        </table:table-row>
        <table:table-row table:style-name="ro2" table:visibility="collapse" table:number-rows-repeated="3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9"/>
        </table:table-row>
        <table:table-row table:style-name="ro2" table:visibility="collapse">
          <table:table-cell table:style-name="ce172"/>
          <table:table-cell table:number-columns-repeated="19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9"/>
        </table:table-row>
        <table:table-row table:style-name="ro2" table:visibility="collapse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1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3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6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5]; [.L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wp" table:style-name="ta2"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2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2" table:number-rows-repeated="1048481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34" office:value-type="float" office:value="149102" calcext:value-type="float">
            <text:p>149,102</text:p>
          </table:table-cell>
          <table:table-cell table:formula="of:=[.B94]" office:value-type="float" office:value="149102" calcext:value-type="float">
            <text:p>149,102</text:p>
          </table:table-cell>
          <table:table-cell table:style-name="ce186" table:formula="of:=[.C:.C]" office:value-type="float" office:value="149102" calcext:value-type="float">
            <text:p>149,10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ffn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ao3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46" calcext:value-type="float">
            <text:p>11,746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wp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ffn" table:style-name="ta2">
        <table:table-column table:style-name="co1" table:default-cell-style-name="ce14"/>
        <table:table-column table:style-name="co1" table:number-columns-repeated="15" table:default-cell-style-name="ce186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73734" calcext:value-type="float">
            <text:p>273,73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wp" table:style-name="ta2">
        <table:table-column table:style-name="co1" table:default-cell-style-name="ce14"/>
        <table:table-column table:style-name="co1" table:number-columns-repeated="15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2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pf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</table:table>
      <table:table table:name="bandom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</table:table>
      <table:table table:name="bandom wp" table:style-name="ta2"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7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wp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2" table:number-rows-repeated="10484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2"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table:number-columns-repeated="16380"/>
        </table:table-row>
        <table:table-row table:style-name="ro2" table:number-rows-repeated="91">
          <table:table-cell table:number-columns-repeated="16384"/>
        </table:table-row>
        <table:table-row table:style-name="ro2"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3.7917in" svg:y="15.9429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80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ao3" table:style-name="ta2"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 table:number-rows-repeated="66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77279" calcext:value-type="float">
            <text:p>77279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wp" table:style-name="ta2"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5000" calcext:value-type="float">
            <text:p>150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45300" calcext:value-type="float">
            <text:p>453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4:34:51.5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8-08T21:08:36.090000000</dc:date>
    <meta:editing-duration>P8DT17H48M1S</meta:editing-duration>
    <meta:editing-cycles>397</meta:editing-cycles>
    <meta:document-statistic meta:table-count="31" meta:cell-count="10650" meta:object-count="0"/>
  </office:meta>
</office:document-meta>
</file>